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mpler_label</text:p>
          </table:table-cell>
          <table:table-cell office:value-type="string" table:style-name="ce2">
            <text:p>aggregate_report_count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aggregate_report_min</text:p>
          </table:table-cell>
          <table:table-cell office:value-type="string" table:style-name="ce2">
            <text:p>aggregate_report_max</text:p>
          </table:table-cell>
          <table:table-cell office:value-type="string" table:style-name="ce2">
            <text:p>aggregate_report_stddev</text:p>
          </table:table-cell>
          <table:table-cell office:value-type="string" table:style-name="ce2">
            <text:p>aggregate_report_error%</text:p>
          </table:table-cell>
          <table:table-cell office:value-type="string" table:style-name="ce2">
            <text:p>aggregate_report_rate</text:p>
          </table:table-cell>
          <table:table-cell office:value-type="string" table:style-name="ce2">
            <text:p>aggregate_report_bandwidth</text:p>
          </table:table-cell>
          <table:table-cell office:value-type="string" table:style-name="ce2">
            <text:p>average_by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1_PlannerA:/login.html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46" table:style-name="ce1">
            <text:p>146</text:p>
          </table:table-cell>
          <table:table-cell office:value-type="float" office:value="30.723728614866999" table:style-name="ce1">
            <text:p>30.72372861</text:p>
          </table:table-cell>
          <table:table-cell office:value-type="float" office:value="0" table:style-name="ce1">
            <text:p>0</text:p>
          </table:table-cell>
          <table:table-cell office:value-type="float" office:value="0.39732204938713001" table:style-name="ce1">
            <text:p>0.397322049</text:p>
          </table:table-cell>
          <table:table-cell office:value-type="float" office:value="0.57076243618014499" table:style-name="ce1">
            <text:p>0.57076243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login.html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33.897640035849101" table:style-name="ce1">
            <text:p>33.89764004</text:p>
          </table:table-cell>
          <table:table-cell office:value-type="float" office:value="0" table:style-name="ce1">
            <text:p>0</text:p>
          </table:table-cell>
          <table:table-cell office:value-type="float" office:value="0.40084578460551701" table:style-name="ce1">
            <text:p>0.400845785</text:p>
          </table:table-cell>
          <table:table-cell office:value-type="float" office:value="0.57582436440890195" table:style-name="ce1">
            <text:p>0.57582436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login.do</text:p>
          </table:table-cell>
          <table:table-cell office:value-type="float" office:value="20" table:style-name="ce1">
            <text:p>20</text:p>
          </table:table-cell>
          <table:table-cell office:value-type="float" office:value="2084" table:style-name="ce1">
            <text:p>2084</text:p>
          </table:table-cell>
          <table:table-cell office:value-type="float" office:value="117" table:style-name="ce1">
            <text:p>117</text:p>
          </table:table-cell>
          <table:table-cell office:value-type="float" office:value="4236" table:style-name="ce1">
            <text:p>4236</text:p>
          </table:table-cell>
          <table:table-cell office:value-type="float" office:value="1267.09648014663" table:style-name="ce1">
            <text:p>1267.09648</text:p>
          </table:table-cell>
          <table:table-cell office:value-type="float" office:value="0" table:style-name="ce1">
            <text:p>0</text:p>
          </table:table-cell>
          <table:table-cell office:value-type="float" office:value="4.39077936333699" table:style-name="ce1">
            <text:p>4.390779363</text:p>
          </table:table-cell>
          <table:table-cell office:value-type="float" office:value="107.335045622941" table:style-name="ce1">
            <text:p>107.3350456</text:p>
          </table:table-cell>
          <table:table-cell office:value-type="float" office:value="25032.25" table:style-name="ce1">
            <text:p>25032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login.html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52" table:style-name="ce1">
            <text:p>152</text:p>
          </table:table-cell>
          <table:table-cell office:value-type="float" office:value="28.468359629595799" table:style-name="ce1">
            <text:p>28.46835963</text:p>
          </table:table-cell>
          <table:table-cell office:value-type="float" office:value="0" table:style-name="ce1">
            <text:p>0</text:p>
          </table:table-cell>
          <table:table-cell office:value-type="float" office:value="0.40860522606084099" table:style-name="ce1">
            <text:p>0.408605226</text:p>
          </table:table-cell>
          <table:table-cell office:value-type="float" office:value="0.58697098392138403" table:style-name="ce1">
            <text:p>0.58697098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login.do</text:p>
          </table:table-cell>
          <table:table-cell office:value-type="float" office:value="20" table:style-name="ce1">
            <text:p>20</text:p>
          </table:table-cell>
          <table:table-cell office:value-type="float" office:value="2126" table:style-name="ce1">
            <text:p>2126</text:p>
          </table:table-cell>
          <table:table-cell office:value-type="float" office:value="228" table:style-name="ce1">
            <text:p>228</text:p>
          </table:table-cell>
          <table:table-cell office:value-type="float" office:value="4770" table:style-name="ce1">
            <text:p>4770</text:p>
          </table:table-cell>
          <table:table-cell office:value-type="float" office:value="1278.4243583411501" table:style-name="ce1">
            <text:p>1278.424358</text:p>
          </table:table-cell>
          <table:table-cell office:value-type="float" office:value="0" table:style-name="ce1">
            <text:p>0</text:p>
          </table:table-cell>
          <table:table-cell office:value-type="float" office:value="4.0120361083249696" table:style-name="ce1">
            <text:p>4.012036108</text:p>
          </table:table-cell>
          <table:table-cell office:value-type="float" office:value="98.076064129889602" table:style-name="ce1">
            <text:p>98.07606413</text:p>
          </table:table-cell>
          <table:table-cell office:value-type="float" office:value="25032.15" table:style-name="ce1">
            <text:p>25032.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;jsessionid=lh1vm01a5fzp13wv1peqjmq0f</text:p>
          </table:table-cell>
          <table:table-cell office:value-type="float" office:value="20" table:style-name="ce1">
            <text:p>20</text:p>
          </table:table-cell>
          <table:table-cell office:value-type="float" office:value="1987" table:style-name="ce1">
            <text:p>1987</text:p>
          </table:table-cell>
          <table:table-cell office:value-type="float" office:value="707" table:style-name="ce1">
            <text:p>707</text:p>
          </table:table-cell>
          <table:table-cell office:value-type="float" office:value="3991" table:style-name="ce1">
            <text:p>3991</text:p>
          </table:table-cell>
          <table:table-cell office:value-type="float" office:value="1083.86296527743" table:style-name="ce1">
            <text:p>1083.862965</text:p>
          </table:table-cell>
          <table:table-cell office:value-type="float" office:value="0" table:style-name="ce1">
            <text:p>0</text:p>
          </table:table-cell>
          <table:table-cell office:value-type="float" office:value="3.8729666924864401" table:style-name="ce1">
            <text:p>3.872966692</text:p>
          </table:table-cell>
          <table:table-cell office:value-type="float" office:value="94.831896603892304" table:style-name="ce1">
            <text:p>94.8318966</text:p>
          </table:table-cell>
          <table:table-cell office:value-type="float" office:value="25073.25" table:style-name="ce1">
            <text:p>25073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login.do</text:p>
          </table:table-cell>
          <table:table-cell office:value-type="float" office:value="20" table:style-name="ce1">
            <text:p>20</text:p>
          </table:table-cell>
          <table:table-cell office:value-type="float" office:value="2196" table:style-name="ce1">
            <text:p>2196</text:p>
          </table:table-cell>
          <table:table-cell office:value-type="float" office:value="130" table:style-name="ce1">
            <text:p>130</text:p>
          </table:table-cell>
          <table:table-cell office:value-type="float" office:value="4792" table:style-name="ce1">
            <text:p>4792</text:p>
          </table:table-cell>
          <table:table-cell office:value-type="float" office:value="1328.1600157737" table:style-name="ce1">
            <text:p>1328.160016</text:p>
          </table:table-cell>
          <table:table-cell office:value-type="float" office:value="0" table:style-name="ce1">
            <text:p>0</text:p>
          </table:table-cell>
          <table:table-cell office:value-type="float" office:value="4.0691759918616404" table:style-name="ce1">
            <text:p>4.069175992</text:p>
          </table:table-cell>
          <table:table-cell office:value-type="float" office:value="99.472477428789404" table:style-name="ce1">
            <text:p>99.47247743</text:p>
          </table:table-cell>
          <table:table-cell office:value-type="float" office:value="25032.05" table:style-name="ce1">
            <text:p>25032.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</text:p>
          </table:table-cell>
          <table:table-cell office:value-type="float" office:value="40" table:style-name="ce1">
            <text:p>40</text:p>
          </table:table-cell>
          <table:table-cell office:value-type="float" office:value="1003" table:style-name="ce1">
            <text:p>1003</text:p>
          </table:table-cell>
          <table:table-cell office:value-type="float" office:value="5" table:style-name="ce1">
            <text:p>5</text:p>
          </table:table-cell>
          <table:table-cell office:value-type="float" office:value="3938" table:style-name="ce1">
            <text:p>3938</text:p>
          </table:table-cell>
          <table:table-cell office:value-type="float" office:value="1270.8882304809399" table:style-name="ce1">
            <text:p>1270.88823</text:p>
          </table:table-cell>
          <table:table-cell office:value-type="float" office:value="0" table:style-name="ce1">
            <text:p>0</text:p>
          </table:table-cell>
          <table:table-cell office:value-type="float" office:value="0.412766879585582" table:style-name="ce1">
            <text:p>0.41276688</text:p>
          </table:table-cell>
          <table:table-cell office:value-type="float" office:value="5.3498558056951504" table:style-name="ce1">
            <text:p>5.349855806</text:p>
          </table:table-cell>
          <table:table-cell office:value-type="float" office:value="13272.025" table:style-name="ce1">
            <text:p>13272.0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</text:p>
          </table:table-cell>
          <table:table-cell office:value-type="float" office:value="40" table:style-name="ce1">
            <text:p>40</text:p>
          </table:table-cell>
          <table:table-cell office:value-type="float" office:value="1031" table:style-name="ce1">
            <text:p>1031</text:p>
          </table:table-cell>
          <table:table-cell office:value-type="float" office:value="6" table:style-name="ce1">
            <text:p>6</text:p>
          </table:table-cell>
          <table:table-cell office:value-type="float" office:value="4140" table:style-name="ce1">
            <text:p>4140</text:p>
          </table:table-cell>
          <table:table-cell office:value-type="float" office:value="1237.6968568171201" table:style-name="ce1">
            <text:p>1237.696857</text:p>
          </table:table-cell>
          <table:table-cell office:value-type="float" office:value="0" table:style-name="ce1">
            <text:p>0</text:p>
          </table:table-cell>
          <table:table-cell office:value-type="float" office:value="0.40186465198521099" table:style-name="ce1">
            <text:p>0.401864652</text:p>
          </table:table-cell>
          <table:table-cell office:value-type="float" office:value="5.2085720712857597" table:style-name="ce1">
            <text:p>5.208572071</text:p>
          </table:table-cell>
          <table:table-cell office:value-type="float" office:value="13272.075000000001" table:style-name="ce1">
            <text:p>13272.0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home</text:p>
          </table:table-cell>
          <table:table-cell office:value-type="float" office:value="20" table:style-name="ce1">
            <text:p>20</text:p>
          </table:table-cell>
          <table:table-cell office:value-type="float" office:value="879" table:style-name="ce1">
            <text:p>879</text:p>
          </table:table-cell>
          <table:table-cell office:value-type="float" office:value="249" table:style-name="ce1">
            <text:p>249</text:p>
          </table:table-cell>
          <table:table-cell office:value-type="float" office:value="2499" table:style-name="ce1">
            <text:p>2499</text:p>
          </table:table-cell>
          <table:table-cell office:value-type="float" office:value="601.37109175616297" table:style-name="ce1">
            <text:p>601.3710918</text:p>
          </table:table-cell>
          <table:table-cell office:value-type="float" office:value="0" table:style-name="ce1">
            <text:p>0</text:p>
          </table:table-cell>
          <table:table-cell office:value-type="float" office:value="3.9100684261974501" table:style-name="ce1">
            <text:p>3.910068426</text:p>
          </table:table-cell>
          <table:table-cell office:value-type="float" office:value="95.740354655425193" table:style-name="ce1">
            <text:p>95.74035466</text:p>
          </table:table-cell>
          <table:table-cell office:value-type="float" office:value="25073.25" table:style-name="ce1">
            <text:p>25073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home</text:p>
          </table:table-cell>
          <table:table-cell office:value-type="float" office:value="20" table:style-name="ce1">
            <text:p>20</text:p>
          </table:table-cell>
          <table:table-cell office:value-type="float" office:value="774" table:style-name="ce1">
            <text:p>774</text:p>
          </table:table-cell>
          <table:table-cell office:value-type="float" office:value="127" table:style-name="ce1">
            <text:p>127</text:p>
          </table:table-cell>
          <table:table-cell office:value-type="float" office:value="3645" table:style-name="ce1">
            <text:p>3645</text:p>
          </table:table-cell>
          <table:table-cell office:value-type="float" office:value="698.29238145636305" table:style-name="ce1">
            <text:p>698.2923815</text:p>
          </table:table-cell>
          <table:table-cell office:value-type="float" office:value="0" table:style-name="ce1">
            <text:p>0</text:p>
          </table:table-cell>
          <table:table-cell office:value-type="float" office:value="4.6051116739580902" table:style-name="ce1">
            <text:p>4.605111674</text:p>
          </table:table-cell>
          <table:table-cell office:value-type="float" office:value="112.758003180405" table:style-name="ce1">
            <text:p>112.7580032</text:p>
          </table:table-cell>
          <table:table-cell office:value-type="float" office:value="25073.05" table:style-name="ce1">
            <text:p>25073.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home</text:p>
          </table:table-cell>
          <table:table-cell office:value-type="float" office:value="20" table:style-name="ce1">
            <text:p>20</text:p>
          </table:table-cell>
          <table:table-cell office:value-type="float" office:value="850" table:style-name="ce1">
            <text:p>850</text:p>
          </table:table-cell>
          <table:table-cell office:value-type="float" office:value="153" table:style-name="ce1">
            <text:p>153</text:p>
          </table:table-cell>
          <table:table-cell office:value-type="float" office:value="3262" table:style-name="ce1">
            <text:p>3262</text:p>
          </table:table-cell>
          <table:table-cell office:value-type="float" office:value="797.73958626860099" table:style-name="ce1">
            <text:p>797.7395863</text:p>
          </table:table-cell>
          <table:table-cell office:value-type="float" office:value="0" table:style-name="ce1">
            <text:p>0</text:p>
          </table:table-cell>
          <table:table-cell office:value-type="float" office:value="5.02891626854412" table:style-name="ce1">
            <text:p>5.028916269</text:p>
          </table:table-cell>
          <table:table-cell office:value-type="float" office:value="123.135519471335" table:style-name="ce1">
            <text:p>123.1355195</text:p>
          </table:table-cell>
          <table:table-cell office:value-type="float" office:value="25073.15" table:style-name="ce1">
            <text:p>25073.1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2_PlannerB:/plan</text:p>
          </table:table-cell>
          <table:table-cell office:value-type="float" office:value="340" table:style-name="ce3">
            <text:p>340</text:p>
          </table:table-cell>
          <table:table-cell office:value-type="float" office:value="3787" table:style-name="ce3">
            <text:p>3787</text:p>
          </table:table-cell>
          <table:table-cell office:value-type="float" office:value="10" table:style-name="ce3">
            <text:p>10</text:p>
          </table:table-cell>
          <table:table-cell office:value-type="float" office:value="20076" table:style-name="ce3">
            <text:p>20076</text:p>
          </table:table-cell>
          <table:table-cell office:value-type="float" office:value="4602.7244744281597" table:style-name="ce3">
            <text:p>4602.724474</text:p>
          </table:table-cell>
          <table:table-cell office:value-type="float" office:value="0" table:style-name="ce3">
            <text:p>0</text:p>
          </table:table-cell>
          <table:table-cell office:value-type="float" office:value="3.5975029097450002" table:style-name="ce3">
            <text:p>3.59750291</text:p>
          </table:table-cell>
          <table:table-cell office:value-type="float" office:value="145.07678585599399" table:style-name="ce3">
            <text:p>145.0767859</text:p>
          </table:table-cell>
          <table:table-cell office:value-type="float" office:value="41294.9294117647" table:style-name="ce3">
            <text:p>41294.9294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3_PlannerC:/plan</text:p>
          </table:table-cell>
          <table:table-cell office:value-type="float" office:value="420" table:style-name="ce3">
            <text:p>420</text:p>
          </table:table-cell>
          <table:table-cell office:value-type="float" office:value="3001" table:style-name="ce3">
            <text:p>3001</text:p>
          </table:table-cell>
          <table:table-cell office:value-type="float" office:value="10" table:style-name="ce3">
            <text:p>10</text:p>
          </table:table-cell>
          <table:table-cell office:value-type="float" office:value="17575" table:style-name="ce3">
            <text:p>17575</text:p>
          </table:table-cell>
          <table:table-cell office:value-type="float" office:value="3890.4064610846199" table:style-name="ce3">
            <text:p>3890.406461</text:p>
          </table:table-cell>
          <table:table-cell office:value-type="float" office:value="0" table:style-name="ce3">
            <text:p>0</text:p>
          </table:table-cell>
          <table:table-cell office:value-type="float" office:value="4.52932739488186" table:style-name="ce3">
            <text:p>4.529327395</text:p>
          </table:table-cell>
          <table:table-cell office:value-type="float" office:value="146.35161667331599" table:style-name="ce3">
            <text:p>146.3516167</text:p>
          </table:table-cell>
          <table:table-cell office:value-type="float" office:value="33087.4857142857" table:style-name="ce3">
            <text:p>33087.48571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1_PlannerA:/plan</text:p>
          </table:table-cell>
          <table:table-cell office:value-type="float" office:value="500" table:style-name="ce3">
            <text:p>500</text:p>
          </table:table-cell>
          <table:table-cell office:value-type="float" office:value="2792" table:style-name="ce3">
            <text:p>2792</text:p>
          </table:table-cell>
          <table:table-cell office:value-type="float" office:value="10" table:style-name="ce3">
            <text:p>10</text:p>
          </table:table-cell>
          <table:table-cell office:value-type="float" office:value="17574" table:style-name="ce3">
            <text:p>17574</text:p>
          </table:table-cell>
          <table:table-cell office:value-type="float" office:value="3788.6533976599098" table:style-name="ce3">
            <text:p>3788.653398</text:p>
          </table:table-cell>
          <table:table-cell office:value-type="float" office:value="0" table:style-name="ce3">
            <text:p>0</text:p>
          </table:table-cell>
          <table:table-cell office:value-type="float" office:value="5.1150371863203397" table:style-name="ce3">
            <text:p>5.115037186</text:p>
          </table:table-cell>
          <table:table-cell office:value-type="float" office:value="167.72643510360501" table:style-name="ce3">
            <text:p>167.7264351</text:p>
          </table:table-cell>
          <table:table-cell office:value-type="float" office:value="33577.834000000003" table:style-name="ce3">
            <text:p>33577.83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3_PlannerC:/plan?wicket:interface=:3:indicator:big-form:sg-editor:mo:aspect:name::IBehaviorListener:0:-1&amp;random=0.34656063287857475</text:p>
          </table:table-cell>
          <table:table-cell office:value-type="float" office:value="20" table:style-name="ce3">
            <text:p>20</text:p>
          </table:table-cell>
          <table:table-cell office:value-type="float" office:value="3432" table:style-name="ce3">
            <text:p>3432</text:p>
          </table:table-cell>
          <table:table-cell office:value-type="float" office:value="85" table:style-name="ce3">
            <text:p>85</text:p>
          </table:table-cell>
          <table:table-cell office:value-type="float" office:value="11211" table:style-name="ce3">
            <text:p>11211</text:p>
          </table:table-cell>
          <table:table-cell office:value-type="float" office:value="2418.3201008137798" table:style-name="ce3">
            <text:p>2418.320101</text:p>
          </table:table-cell>
          <table:table-cell office:value-type="float" office:value="0" table:style-name="ce3">
            <text:p>0</text:p>
          </table:table-cell>
          <table:table-cell office:value-type="float" office:value="0.90711175616835904" table:style-name="ce3">
            <text:p>0.907111756</text:p>
          </table:table-cell>
          <table:table-cell office:value-type="float" office:value="13.614693297011" table:style-name="ce3">
            <text:p>13.6146933</text:p>
          </table:table-cell>
          <table:table-cell office:value-type="float" office:value="15369.05" table:style-name="ce3">
            <text:p>15369.0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plan?wicket:interface=:1:indicator:big-form:sg-editor:mo:aspect:name::IBehaviorListener:0:-1&amp;random=0.04952374825592731</text:p>
          </table:table-cell>
          <table:table-cell office:value-type="float" office:value="20" table:style-name="ce1">
            <text:p>20</text:p>
          </table:table-cell>
          <table:table-cell office:value-type="float" office:value="3626" table:style-name="ce1">
            <text:p>3626</text:p>
          </table:table-cell>
          <table:table-cell office:value-type="float" office:value="198" table:style-name="ce1">
            <text:p>198</text:p>
          </table:table-cell>
          <table:table-cell office:value-type="float" office:value="6348" table:style-name="ce1">
            <text:p>6348</text:p>
          </table:table-cell>
          <table:table-cell office:value-type="float" office:value="1932.8191709262401" table:style-name="ce1">
            <text:p>1932.819171</text:p>
          </table:table-cell>
          <table:table-cell office:value-type="float" office:value="0" table:style-name="ce1">
            <text:p>0</text:p>
          </table:table-cell>
          <table:table-cell office:value-type="float" office:value="0.87623220153340597" table:style-name="ce1">
            <text:p>0.876232202</text:p>
          </table:table-cell>
          <table:table-cell office:value-type="float" office:value="13.8284672782037" table:style-name="ce1">
            <text:p>13.82846728</text:p>
          </table:table-cell>
          <table:table-cell office:value-type="float" office:value="16160.5" table:style-name="ce1">
            <text:p>16160.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plan?wicket:interface=:3:indicator:big-form:sg-editor:mo:aspect:name::IBehaviorListener:0:-1&amp;random=0.4138994495518806</text:p>
          </table:table-cell>
          <table:table-cell office:value-type="float" office:value="20" table:style-name="ce1">
            <text:p>20</text:p>
          </table:table-cell>
          <table:table-cell office:value-type="float" office:value="1634" table:style-name="ce1">
            <text:p>1634</text:p>
          </table:table-cell>
          <table:table-cell office:value-type="float" office:value="15" table:style-name="ce1">
            <text:p>15</text:p>
          </table:table-cell>
          <table:table-cell office:value-type="float" office:value="4564" table:style-name="ce1">
            <text:p>4564</text:p>
          </table:table-cell>
          <table:table-cell office:value-type="float" office:value="1312.42479689314" table:style-name="ce1">
            <text:p>1312.424797</text:p>
          </table:table-cell>
          <table:table-cell office:value-type="float" office:value="0" table:style-name="ce1">
            <text:p>0</text:p>
          </table:table-cell>
          <table:table-cell office:value-type="float" office:value="0.92280717943985602" table:style-name="ce1">
            <text:p>0.922807179</text:p>
          </table:table-cell>
          <table:table-cell office:value-type="float" office:value="13.0684456178194" table:style-name="ce1">
            <text:p>13.06844562</text:p>
          </table:table-cell>
          <table:table-cell office:value-type="float" office:value="14501.5" table:style-name="ce1">
            <text:p>14501.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plan?wicket:interface=:3:indicator:big-form:sg-editor:mo:aspect:goalsDiv:goal:0:category::IBehaviorListener:0:-1&amp;random=0.7597529129175038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office:value-type="float" office:value="10" table:style-name="ce1">
            <text:p>10</text:p>
          </table:table-cell>
          <table:table-cell office:value-type="float" office:value="817" table:style-name="ce1">
            <text:p>817</text:p>
          </table:table-cell>
          <table:table-cell office:value-type="float" office:value="231.29535230955199" table:style-name="ce1">
            <text:p>231.2953523</text:p>
          </table:table-cell>
          <table:table-cell office:value-type="float" office:value="0" table:style-name="ce1">
            <text:p>0</text:p>
          </table:table-cell>
          <table:table-cell office:value-type="float" office:value="0.46065966463976399" table:style-name="ce1">
            <text:p>0.460659665</text:p>
          </table:table-cell>
          <table:table-cell office:value-type="float" office:value="3.1040543808734101E-2" table:style-name="ce1">
            <text:p>0.031040544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plan:mo:aspect:phases:phasesDiv:phase:2:name-container:name-input::IBehaviorListener:0:-1&amp;random=0.46378963077786883</text:p>
          </table:table-cell>
          <table:table-cell office:value-type="float" office:value="20" table:style-name="ce1">
            <text:p>20</text:p>
          </table:table-cell>
          <table:table-cell office:value-type="float" office:value="455" table:style-name="ce1">
            <text:p>455</text:p>
          </table:table-cell>
          <table:table-cell office:value-type="float" office:value="116" table:style-name="ce1">
            <text:p>116</text:p>
          </table:table-cell>
          <table:table-cell office:value-type="float" office:value="1118" table:style-name="ce1">
            <text:p>1118</text:p>
          </table:table-cell>
          <table:table-cell office:value-type="float" office:value="343.08219131864001" table:style-name="ce1">
            <text:p>343.0821913</text:p>
          </table:table-cell>
          <table:table-cell office:value-type="float" office:value="0" table:style-name="ce1">
            <text:p>0</text:p>
          </table:table-cell>
          <table:table-cell office:value-type="float" office:value="0.46963790917202802" table:style-name="ce1">
            <text:p>0.469637909</text:p>
          </table:table-cell>
          <table:table-cell office:value-type="float" office:value="4.04053708965387E-2" table:style-name="ce1">
            <text:p>0.040405371</text:p>
          </table:table-cell>
          <table:table-cell office:value-type="float" office:value="88.1" table:style-name="ce1">
            <text:p>88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plan:mo:aspect:tabs:panel:newInvolvedContainer:newInvolved::IBehaviorListener:0:-1&amp;random=0.822921901842721</text:p>
          </table:table-cell>
          <table:table-cell office:value-type="float" office:value="20" table:style-name="ce1">
            <text:p>20</text:p>
          </table:table-cell>
          <table:table-cell office:value-type="float" office:value="415" table:style-name="ce1">
            <text:p>415</text:p>
          </table:table-cell>
          <table:table-cell office:value-type="float" office:value="36" table:style-name="ce1">
            <text:p>36</text:p>
          </table:table-cell>
          <table:table-cell office:value-type="float" office:value="2688" table:style-name="ce1">
            <text:p>2688</text:p>
          </table:table-cell>
          <table:table-cell office:value-type="float" office:value="562.397944075189" table:style-name="ce1">
            <text:p>562.3979441</text:p>
          </table:table-cell>
          <table:table-cell office:value-type="float" office:value="0" table:style-name="ce1">
            <text:p>0</text:p>
          </table:table-cell>
          <table:table-cell office:value-type="float" office:value="0.35428328491461702" table:style-name="ce1">
            <text:p>0.354283285</text:p>
          </table:table-cell>
          <table:table-cell office:value-type="float" office:value="0.37922842636221898" table:style-name="ce1">
            <text:p>0.379228426</text:p>
          </table:table-cell>
          <table:table-cell office:value-type="float" office:value="1096.0999999999999" table:style-name="ce1">
            <text:p>1096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plan?wicket:interface=:3:indicator:big-form:plan:mo:aspect:tabs:panel:newInvolvedContainer:newInvolved::IBehaviorListener:0:-1&amp;random=0.14536738289529483</text:p>
          </table:table-cell>
          <table:table-cell office:value-type="float" office:value="20" table:style-name="ce1">
            <text:p>20</text:p>
          </table:table-cell>
          <table:table-cell office:value-type="float" office:value="557" table:style-name="ce1">
            <text:p>557</text:p>
          </table:table-cell>
          <table:table-cell office:value-type="float" office:value="26" table:style-name="ce1">
            <text:p>26</text:p>
          </table:table-cell>
          <table:table-cell office:value-type="float" office:value="2722" table:style-name="ce1">
            <text:p>2722</text:p>
          </table:table-cell>
          <table:table-cell office:value-type="float" office:value="599.54378280489198" table:style-name="ce1">
            <text:p>599.5437828</text:p>
          </table:table-cell>
          <table:table-cell office:value-type="float" office:value="0" table:style-name="ce1">
            <text:p>0</text:p>
          </table:table-cell>
          <table:table-cell office:value-type="float" office:value="0.35716836916922601" table:style-name="ce1">
            <text:p>0.357168369</text:p>
          </table:table-cell>
          <table:table-cell office:value-type="float" office:value="0.93509050869704902" table:style-name="ce1">
            <text:p>0.935090509</text:p>
          </table:table-cell>
          <table:table-cell office:value-type="float" office:value="2680.9" table:style-name="ce1">
            <text:p>2680.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2_PlannerB:/plan?wicket:interface=:3:indicator:big-form:sg-editor:mo:aspect:goalsDiv:goal:0:organization:name::IBehaviorListener:0:-1&amp;random=0.9689886339409747</text:p>
          </table:table-cell>
          <table:table-cell office:value-type="float" office:value="20" table:style-name="ce3">
            <text:p>20</text:p>
          </table:table-cell>
          <table:table-cell office:value-type="float" office:value="9211" table:style-name="ce3">
            <text:p>9211</text:p>
          </table:table-cell>
          <table:table-cell office:value-type="float" office:value="4336" table:style-name="ce3">
            <text:p>4336</text:p>
          </table:table-cell>
          <table:table-cell office:value-type="float" office:value="15247" table:style-name="ce3">
            <text:p>15247</text:p>
          </table:table-cell>
          <table:table-cell office:value-type="float" office:value="3185.8526864875598" table:style-name="ce3">
            <text:p>3185.852686</text:p>
          </table:table-cell>
          <table:table-cell office:value-type="float" office:value="0" table:style-name="ce3">
            <text:p>0</text:p>
          </table:table-cell>
          <table:table-cell office:value-type="float" office:value="0.32191086288206699" table:style-name="ce3">
            <text:p>0.321910863</text:p>
          </table:table-cell>
          <table:table-cell office:value-type="float" office:value="16.964545290846399" table:style-name="ce3">
            <text:p>16.96454529</text:p>
          </table:table-cell>
          <table:table-cell office:value-type="float" office:value="53964.3" table:style-name="ce3">
            <text:p>53964.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3_PlannerC:/plan?wicket:interface=:3:indicator:big-form:sg-editor:mo:aspect:context:container:creationDiv:event::IBehaviorListener:0:-1&amp;random=0.9994412394033615</text:p>
          </table:table-cell>
          <table:table-cell office:value-type="float" office:value="20" table:style-name="ce1">
            <text:p>20</text:p>
          </table:table-cell>
          <table:table-cell office:value-type="float" office:value="688" table:style-name="ce1">
            <text:p>688</text:p>
          </table:table-cell>
          <table:table-cell office:value-type="float" office:value="23" table:style-name="ce1">
            <text:p>23</text:p>
          </table:table-cell>
          <table:table-cell office:value-type="float" office:value="2037" table:style-name="ce1">
            <text:p>2037</text:p>
          </table:table-cell>
          <table:table-cell office:value-type="float" office:value="638.35880192882098" table:style-name="ce1">
            <text:p>638.3588019</text:p>
          </table:table-cell>
          <table:table-cell office:value-type="float" office:value="0" table:style-name="ce1">
            <text:p>0</text:p>
          </table:table-cell>
          <table:table-cell office:value-type="float" office:value="0.31880130708535898" table:style-name="ce1">
            <text:p>0.318801307</text:p>
          </table:table-cell>
          <table:table-cell office:value-type="float" office:value="2.2400150434366699E-2" table:style-name="ce1">
            <text:p>0.02240015</text:p>
          </table:table-cell>
          <table:table-cell office:value-type="float" office:value="71.95" table:style-name="ce1">
            <text:p>71.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plan?wicket:interface=:3:indicator:big-form:sg-editor:mo:aspect:context:container:creationDiv:level::IBehaviorListener:0:-1&amp;random=0.6389264980464004</text:p>
          </table:table-cell>
          <table:table-cell office:value-type="float" office:value="20" table:style-name="ce1">
            <text:p>20</text:p>
          </table:table-cell>
          <table:table-cell office:value-type="float" office:value="3916" table:style-name="ce1">
            <text:p>3916</text:p>
          </table:table-cell>
          <table:table-cell office:value-type="float" office:value="51" table:style-name="ce1">
            <text:p>51</text:p>
          </table:table-cell>
          <table:table-cell office:value-type="float" office:value="9493" table:style-name="ce1">
            <text:p>9493</text:p>
          </table:table-cell>
          <table:table-cell office:value-type="float" office:value="2470.0789719156701" table:style-name="ce1">
            <text:p>2470.078972</text:p>
          </table:table-cell>
          <table:table-cell office:value-type="float" office:value="0" table:style-name="ce1">
            <text:p>0</text:p>
          </table:table-cell>
          <table:table-cell office:value-type="float" office:value="0.32006657384735998" table:style-name="ce1">
            <text:p>0.320066574</text:p>
          </table:table-cell>
          <table:table-cell office:value-type="float" office:value="5.4230811258741802" table:style-name="ce1">
            <text:p>5.423081126</text:p>
          </table:table-cell>
          <table:table-cell office:value-type="float" office:value="17350.25" table:style-name="ce1">
            <text:p>17350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logout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109" table:style-name="ce1">
            <text:p>109</text:p>
          </table:table-cell>
          <table:table-cell office:value-type="float" office:value="29.1291949768612" table:style-name="ce1">
            <text:p>29.12919498</text:p>
          </table:table-cell>
          <table:table-cell office:value-type="float" office:value="0" table:style-name="ce1">
            <text:p>0</text:p>
          </table:table-cell>
          <table:table-cell office:value-type="float" office:value="0.31806615776081398" table:style-name="ce1">
            <text:p>0.318066158</text:p>
          </table:table-cell>
          <table:table-cell office:value-type="float" office:value="0.45690949029898198" table:style-name="ce1">
            <text:p>0.4569094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1_PlannerA:/plan?wicket:interface=:1:indicator:big-form:segment:part:task::IBehaviorListener:0:-1&amp;random=0.6748635462921264</text:p>
          </table:table-cell>
          <table:table-cell office:value-type="float" office:value="20" table:style-name="ce3">
            <text:p>20</text:p>
          </table:table-cell>
          <table:table-cell office:value-type="float" office:value="6565" table:style-name="ce3">
            <text:p>6565</text:p>
          </table:table-cell>
          <table:table-cell office:value-type="float" office:value="898" table:style-name="ce3">
            <text:p>898</text:p>
          </table:table-cell>
          <table:table-cell office:value-type="float" office:value="14935" table:style-name="ce3">
            <text:p>14935</text:p>
          </table:table-cell>
          <table:table-cell office:value-type="float" office:value="3928.0203856395601" table:style-name="ce3">
            <text:p>3928.020386</text:p>
          </table:table-cell>
          <table:table-cell office:value-type="float" office:value="0" table:style-name="ce3">
            <text:p>0</text:p>
          </table:table-cell>
          <table:table-cell office:value-type="float" office:value="0.32019980467811898" table:style-name="ce3">
            <text:p>0.320199805</text:p>
          </table:table-cell>
          <table:table-cell office:value-type="float" office:value="8.9610760864779593" table:style-name="ce3">
            <text:p>8.961076086</text:p>
          </table:table-cell>
          <table:table-cell office:value-type="float" office:value="28657.55" table:style-name="ce3">
            <text:p>28657.5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2_PlannerB:/plan?wicket:interface=:3:indicator:big-form:segment:part:task::IBehaviorListener:0:-1&amp;random=0.5962860213474035</text:p>
          </table:table-cell>
          <table:table-cell office:value-type="float" office:value="20" table:style-name="ce3">
            <text:p>20</text:p>
          </table:table-cell>
          <table:table-cell office:value-type="float" office:value="3057" table:style-name="ce3">
            <text:p>3057</text:p>
          </table:table-cell>
          <table:table-cell office:value-type="float" office:value="13" table:style-name="ce3">
            <text:p>13</text:p>
          </table:table-cell>
          <table:table-cell office:value-type="float" office:value="7582" table:style-name="ce3">
            <text:p>7582</text:p>
          </table:table-cell>
          <table:table-cell office:value-type="float" office:value="2847.3369329954598" table:style-name="ce3">
            <text:p>2847.336933</text:p>
          </table:table-cell>
          <table:table-cell office:value-type="float" office:value="0" table:style-name="ce3">
            <text:p>0</text:p>
          </table:table-cell>
          <table:table-cell office:value-type="float" office:value="0.45324751846983602" table:style-name="ce3">
            <text:p>0.453247518</text:p>
          </table:table-cell>
          <table:table-cell office:value-type="float" office:value="8.7325172163237106" table:style-name="ce3">
            <text:p>8.732517216</text:p>
          </table:table-cell>
          <table:table-cell office:value-type="float" office:value="19728.95" table:style-name="ce3">
            <text:p>19728.9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1_PlannerA:/plan?wicket:interface=:1:indicator:big-form:segment:part:actor:name::IBehaviorListener:0:-1&amp;random=0.5394079998653609</text:p>
          </table:table-cell>
          <table:table-cell office:value-type="float" office:value="20" table:style-name="ce3">
            <text:p>20</text:p>
          </table:table-cell>
          <table:table-cell office:value-type="float" office:value="4832" table:style-name="ce3">
            <text:p>4832</text:p>
          </table:table-cell>
          <table:table-cell office:value-type="float" office:value="1381" table:style-name="ce3">
            <text:p>1381</text:p>
          </table:table-cell>
          <table:table-cell office:value-type="float" office:value="12556" table:style-name="ce3">
            <text:p>12556</text:p>
          </table:table-cell>
          <table:table-cell office:value-type="float" office:value="3012.3353112659902" table:style-name="ce3">
            <text:p>3012.335311</text:p>
          </table:table-cell>
          <table:table-cell office:value-type="float" office:value="0" table:style-name="ce3">
            <text:p>0</text:p>
          </table:table-cell>
          <table:table-cell office:value-type="float" office:value="0.38395085429065001" table:style-name="ce3">
            <text:p>0.383950854</text:p>
          </table:table-cell>
          <table:table-cell office:value-type="float" office:value="10.3639171686024" table:style-name="ce3">
            <text:p>10.36391717</text:p>
          </table:table-cell>
          <table:table-cell office:value-type="float" office:value="27640.65" table:style-name="ce3">
            <text:p>27640.6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2_PlannerB:/logout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127" table:style-name="ce1">
            <text:p>127</text:p>
          </table:table-cell>
          <table:table-cell office:value-type="float" office:value="26.9490259564237" table:style-name="ce1">
            <text:p>26.94902596</text:p>
          </table:table-cell>
          <table:table-cell office:value-type="float" office:value="0" table:style-name="ce1">
            <text:p>0</text:p>
          </table:table-cell>
          <table:table-cell office:value-type="float" office:value="0.483056783324879" table:style-name="ce1">
            <text:p>0.483056783</text:p>
          </table:table-cell>
          <table:table-cell office:value-type="float" office:value="0.69392239088954899" table:style-name="ce1">
            <text:p>0.69392239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1_PlannerA:/plan?wicket:interface=:1:indicator:big-form:segment:part:organization:name::IBehaviorListener:0:-1&amp;random=0.09072531443656007</text:p>
          </table:table-cell>
          <table:table-cell office:value-type="float" office:value="20" table:style-name="ce3">
            <text:p>20</text:p>
          </table:table-cell>
          <table:table-cell office:value-type="float" office:value="5166" table:style-name="ce3">
            <text:p>5166</text:p>
          </table:table-cell>
          <table:table-cell office:value-type="float" office:value="274" table:style-name="ce3">
            <text:p>274</text:p>
          </table:table-cell>
          <table:table-cell office:value-type="float" office:value="14498" table:style-name="ce3">
            <text:p>14498</text:p>
          </table:table-cell>
          <table:table-cell office:value-type="float" office:value="4105.7891479592499" table:style-name="ce3">
            <text:p>4105.789148</text:p>
          </table:table-cell>
          <table:table-cell office:value-type="float" office:value="0" table:style-name="ce3">
            <text:p>0</text:p>
          </table:table-cell>
          <table:table-cell office:value-type="float" office:value="0.45623560006387298" table:style-name="ce3">
            <text:p>0.4562356</text:p>
          </table:table-cell>
          <table:table-cell office:value-type="float" office:value="12.5318874823208" table:style-name="ce3">
            <text:p>12.53188748</text:p>
          </table:table-cell>
          <table:table-cell office:value-type="float" office:value="28127.25" table:style-name="ce3">
            <text:p>28127.2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logout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19.911052207254102" table:style-name="ce1">
            <text:p>19.91105221</text:p>
          </table:table-cell>
          <table:table-cell office:value-type="float" office:value="0" table:style-name="ce1">
            <text:p>0</text:p>
          </table:table-cell>
          <table:table-cell office:value-type="float" office:value="1.13856313332574" table:style-name="ce1">
            <text:p>1.138563133</text:p>
          </table:table-cell>
          <table:table-cell office:value-type="float" office:value="1.6355726260958601" table:style-name="ce1">
            <text:p>1.63557262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28.832100166307601" table:style-name="ce1">
            <text:p>28.83210017</text:p>
          </table:table-cell>
          <table:table-cell office:value-type="float" office:value="0" table:style-name="ce1">
            <text:p>0</text:p>
          </table:table-cell>
          <table:table-cell office:value-type="float" office:value="1.1429877700308599" table:style-name="ce1">
            <text:p>1.14298777</text:p>
          </table:table-cell>
          <table:table-cell office:value-type="float" office:value="1.64192872042519" table:style-name="ce1">
            <text:p>1.6419287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960" table:style-name="ce3">
            <text:p>1960</text:p>
          </table:table-cell>
          <table:table-cell office:value-type="float" office:value="2614" table:style-name="ce3">
            <text:p>2614</text:p>
          </table:table-cell>
          <table:table-cell office:value-type="float" office:value="2" table:style-name="ce3">
            <text:p>2</text:p>
          </table:table-cell>
          <table:table-cell office:value-type="float" office:value="20076" table:style-name="ce3">
            <text:p>20076</text:p>
          </table:table-cell>
          <table:table-cell office:value-type="float" office:value="3701.4511660869998" table:style-name="ce3">
            <text:p>3701.451166</text:p>
          </table:table-cell>
          <table:table-cell office:value-type="float" office:value="0" table:style-name="ce3">
            <text:p>0</text:p>
          </table:table-cell>
          <table:table-cell office:value-type="float" office:value="19.468780419969399" table:style-name="ce3">
            <text:p>19.46878042</text:p>
          </table:table-cell>
          <table:table-cell office:value-type="float" office:value="524.78138169053" table:style-name="ce3">
            <text:p>524.7813817</text:p>
          </table:table-cell>
          <table:table-cell office:value-type="float" office:value="27601.941326530599" table:style-name="ce3">
            <text:p>27601.94133</text:p>
          </table:table-cell>
          <table:table-cell table:number-columns-repeated="16374" table:style-name="ce3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Windows User</dc:creator>
    <meta:creation-date>2011-06-17T13:57:18Z</meta:creation-date>
    <dc:date>2011-06-17T13:57:19Z</dc:date>
  </office:meta>
</office:document-meta>
</file>